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2cm" fo:min-width="7.1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cm" fo:min-width="4.5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4.8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2cm" fo:min-width="4.453cm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fill="none" draw:fill-color="#ffffff" draw:textarea-vertical-align="middle" draw:auto-grow-height="false" fo:min-height="0.894cm" fo:min-width="0.073cm"/>
    </style:style>
    <style:style style:name="gr8" style:family="graphic" style:parent-style-name="standard">
      <style:graphic-properties draw:fill="none" draw:fill-color="#ffffff" draw:textarea-vertical-align="middle" draw:auto-grow-height="false" fo:min-height="0.894cm" fo:min-width="0.186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02cm" fo:min-width="6.993cm"/>
    </style:style>
    <style:style style:name="gr10" style:family="graphic" style:parent-style-name="standard">
      <style:graphic-properties draw:stroke="none" svg:stroke-color="#000000" draw:fill="none" draw:fill-color="#ffffff" fo:min-height="5.33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62cm" svg:height="1.27cm" svg:x="13.7cm" svg:y="3.54cm">
          <text:p text:style-name="P1"><text:span text:style-name="T1">Supprimer un évènement exista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08cm" svg:height="1.27cm" svg:x="3.54cm" svg:y="9.89cm">
          <text:p text:style-name="P1">Onglet planning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13.7cm" svg:y1="4.175cm" svg:x2="6.08cm" svg:y2="9.89cm" draw:start-shape="id1" draw:start-glue-point="3" draw:end-shape="id2" draw:end-glue-point="0" svg:d="M13700 4175c-5080 0-7620 1905-7620 5715" svg:viewBox="0 0 7621 5716">
          <text:p/>
        </draw:connector>
        <draw:custom-shape draw:style-name="gr2" draw:text-style-name="P5" xml:id="id3" draw:id="id3" draw:layer="layout" svg:width="5.08cm" svg:height="1.27cm" svg:x="11.16cm" svg:y="9.89cm">
          <text:p text:style-name="P1"><text:span text:style-name="T2">Sélectionner la dat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8.62cm" svg:y1="10.525cm" svg:x2="11.16cm" svg:y2="10.525cm" draw:start-shape="id2" draw:start-glue-point="1" draw:end-shape="id3" draw:end-glue-point="3" svg:d="M8620 10525h2540" svg:viewBox="0 0 2541 1">
          <text:p/>
        </draw:connector>
        <draw:custom-shape draw:style-name="gr2" draw:text-style-name="P6" xml:id="id4" draw:id="id4" draw:layer="layout" svg:width="5.08cm" svg:height="1.27cm" svg:x="18.78cm" svg:y="9.89cm">
          <text:p text:style-name="P1"><text:span text:style-name="T3">Sélectionner l'évènement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16.24cm" svg:y1="10.525cm" svg:x2="18.78cm" svg:y2="10.525cm" draw:start-shape="id3" draw:start-glue-point="1" draw:end-shape="id4" draw:end-glue-point="3" svg:d="M16240 10525h2540" svg:viewBox="0 0 2541 1">
          <text:p/>
        </draw:connector>
        <draw:custom-shape draw:style-name="gr2" draw:text-style-name="P2" xml:id="id5" draw:id="id5" draw:layer="layout" svg:width="5.08cm" svg:height="1.27cm" svg:x="26.4cm" svg:y="9.89cm">
          <text:p text:style-name="P1"><text:span text:style-name="T1">Supprimer l'évènement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23.86cm" svg:y1="10.525cm" svg:x2="26.4cm" svg:y2="10.525cm" draw:start-shape="id4" draw:start-glue-point="1" draw:end-shape="id5" svg:d="M23860 10525h2540" svg:viewBox="0 0 2541 1">
          <text:p/>
        </draw:connector>
        <draw:connector draw:style-name="gr3" draw:text-style-name="P4" draw:layer="layout" draw:type="curve" svg:x1="17.51cm" svg:y1="4.81cm" svg:x2="13.7cm" svg:y2="9.89cm" draw:start-shape="id1" draw:start-glue-point="2" draw:end-shape="id3" draw:end-glue-point="0" svg:d="M17510 4810c0 3810-3810 1270-3810 5080" svg:viewBox="0 0 3811 5081">
          <text:p/>
        </draw:connector>
        <draw:connector draw:style-name="gr3" draw:text-style-name="P4" draw:layer="layout" draw:type="curve" svg:x1="17.51cm" svg:y1="4.81cm" svg:x2="21.32cm" svg:y2="9.89cm" draw:start-shape="id1" draw:start-glue-point="2" draw:end-shape="id4" draw:end-glue-point="0" svg:d="M17510 4810c0 3810 3810 1270 3810 5080" svg:viewBox="0 0 3811 5081">
          <text:p/>
        </draw:connector>
        <draw:connector draw:style-name="gr3" draw:text-style-name="P4" draw:layer="layout" draw:type="curve" svg:x1="21.32cm" svg:y1="4.175cm" svg:x2="28.94cm" svg:y2="9.89cm" draw:start-shape="id1" draw:start-glue-point="1" draw:end-shape="id5" draw:end-glue-point="0" svg:d="M21320 4175c5080 0 7620 1905 7620 5715" svg:viewBox="0 0 7621 5716">
          <text:p/>
        </draw:connector>
        <draw:frame draw:style-name="gr4" draw:text-style-name="P7" draw:layer="layout" svg:width="27.94cm" svg:height="5.08cm" svg:x="3.54cm" svg:y="18.653cm">
          <draw:text-box>
            <text:p/>
            <text:p/>
            <text:p><text:tab/>Pour supprimer l'évènement, l'utilisateur doit cliquer sur l'onglet planning puis il sélectionne la date à laquelle se produit l'évènement, il sélectionne l'évènement en question et il choisit de le supprimer.</text:p>
          </draw:text-box>
        </draw:frame>
        <draw:custom-shape draw:style-name="gr2" draw:text-style-name="P8" xml:id="id7" draw:id="id7" draw:layer="layout" svg:width="5.08cm" svg:height="1.27cm" svg:x="11.16cm" svg:y="16.24cm">
          <text:p text:style-name="P1"><text:span text:style-name="T4">Sélectionner anné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6" draw:id="id6" draw:layer="layout" svg:width="4.953cm" svg:height="1.27cm" svg:x="3.54cm" svg:y="16.24cm">
          <text:p text:style-name="P1"><text:span text:style-name="T4">Sélectionner moi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8" draw:id="id8" draw:layer="layout" svg:width="4.953cm" svg:height="1.27cm" svg:x="18.78cm" svg:y="16.24cm">
          <text:p text:style-name="P1">Sélectionner jour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13.7cm" svg:y1="11.16cm" svg:x2="6.016cm" svg:y2="16.24cm" draw:start-shape="id3" draw:start-glue-point="2" draw:end-shape="id6" draw:end-glue-point="0" svg:d="M13700 11160c0 3810-7684 1270-7684 5080" svg:viewBox="0 0 7685 5081">
          <text:p/>
        </draw:connector>
        <draw:connector draw:style-name="gr6" draw:text-style-name="P9" draw:layer="layout" draw:type="curve" svg:x1="13.7cm" svg:y1="11.16cm" svg:x2="13.7cm" svg:y2="16.24cm" draw:start-shape="id3" draw:start-glue-point="2" draw:end-shape="id7" draw:end-glue-point="0" svg:d="M13700 11160v5080" svg:viewBox="0 0 1 5081">
          <text:p/>
        </draw:connector>
        <draw:connector draw:style-name="gr6" draw:text-style-name="P9" draw:layer="layout" draw:type="curve" svg:x1="13.7cm" svg:y1="11.16cm" svg:x2="21.256cm" svg:y2="16.24cm" draw:start-shape="id3" draw:start-glue-point="2" draw:end-shape="id8" draw:end-glue-point="0" svg:d="M13700 11160c0 3810 7556 1270 7556 5080" svg:viewBox="0 0 7557 5081">
          <text:p/>
        </draw:connector>
        <draw:custom-shape draw:style-name="gr7" draw:text-style-name="P9" xml:id="id9" draw:id="id9" draw:layer="layout" svg:width="0.635cm" svg:height="1.27cm" svg:x="9.382cm" svg:y="16.24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9" draw:layer="layout" draw:type="curve" svg:x1="9.382cm" svg:y1="16.875cm" svg:x2="8.493cm" svg:y2="16.875cm" draw:start-shape="id9" draw:start-glue-point="5" draw:end-shape="id6" draw:end-glue-point="1" svg:d="M9382 16875h-889" svg:viewBox="0 0 890 1">
          <text:p/>
        </draw:connector>
        <draw:connector draw:style-name="gr6" draw:text-style-name="P9" draw:layer="layout" draw:type="curve" svg:x1="10.017cm" svg:y1="16.875cm" svg:x2="11.16cm" svg:y2="16.875cm" draw:start-shape="id9" draw:start-glue-point="7" draw:end-shape="id7" draw:end-glue-point="3" svg:d="M10017 16875h1143" svg:viewBox="0 0 1144 1">
          <text:p/>
        </draw:connector>
        <draw:custom-shape draw:style-name="gr8" draw:text-style-name="P9" xml:id="id10" draw:id="id10" draw:layer="layout" svg:width="0.762cm" svg:height="1.27cm" svg:x="17.129cm" svg:y="16.24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9" draw:layer="layout" draw:type="curve" svg:x1="17.891cm" svg:y1="16.875cm" svg:x2="18.78cm" svg:y2="16.875cm" draw:start-shape="id10" draw:start-glue-point="7" draw:end-shape="id8" draw:end-glue-point="3" svg:d="M17891 16875h889" svg:viewBox="0 0 890 1">
          <text:p/>
        </draw:connector>
        <draw:connector draw:style-name="gr6" draw:text-style-name="P9" draw:layer="layout" draw:type="curve" svg:x1="17.129cm" svg:y1="16.875cm" svg:x2="16.24cm" svg:y2="16.875cm" draw:start-shape="id10" draw:start-glue-point="5" draw:end-shape="id7" draw:end-glue-point="1" svg:d="M17129 16875h-889" svg:viewBox="0 0 890 1">
          <text:p/>
        </draw:connector>
      </draw:page>
      <draw:page draw:name="page2" draw:style-name="dp1" draw:master-page-name="Default">
        <draw:custom-shape draw:style-name="gr9" draw:text-style-name="P8" xml:id="id11" draw:id="id11" draw:layer="layout" svg:width="7.493cm" svg:height="1.27cm" svg:x="13.7cm" svg:y="3.54cm">
          <text:p text:style-name="P1"><text:span text:style-name="T4">Créer un nouvel évèn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5.08cm" svg:height="1.27cm" svg:x="3.54cm" svg:y="9.89cm">
          <text:p text:style-name="P1">Onglet planning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13.7cm" svg:y1="4.175cm" svg:x2="6.08cm" svg:y2="9.89cm" draw:start-shape="id11" draw:start-glue-point="3" draw:end-shape="id12" draw:end-glue-point="0" svg:d="M13700 4175c-5080 0-7620 1905-7620 5715" svg:viewBox="0 0 7621 5716">
          <text:p/>
        </draw:connector>
        <draw:custom-shape draw:style-name="gr2" draw:text-style-name="P3" xml:id="id13" draw:id="id13" draw:layer="layout" svg:width="5.08cm" svg:height="1.27cm" svg:x="11.16cm" svg:y="9.89cm">
          <text:p text:style-name="P1">Choix de la date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17.446cm" svg:y1="4.81cm" svg:x2="13.7cm" svg:y2="9.89cm" draw:start-shape="id11" draw:start-glue-point="2" draw:end-shape="id13" svg:d="M17446 4810c0 3810-3746 1270-3746 5080" svg:viewBox="0 0 3747 5081">
          <text:p/>
        </draw:connector>
        <draw:connector draw:style-name="gr6" draw:text-style-name="P9" draw:layer="layout" draw:type="curve" svg:x1="8.62cm" svg:y1="10.525cm" svg:x2="11.16cm" svg:y2="10.525cm" draw:start-shape="id12" draw:start-glue-point="1" draw:end-shape="id13" svg:d="M8620 10525h2540" svg:viewBox="0 0 2541 1">
          <text:p/>
        </draw:connector>
        <draw:custom-shape draw:style-name="gr2" draw:text-style-name="P3" xml:id="id14" draw:id="id14" draw:layer="layout" svg:width="5.08cm" svg:height="1.27cm" svg:x="18.78cm" svg:y="9.89cm">
          <text:p text:style-name="P1">Bouton créer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16.24cm" svg:y1="10.525cm" svg:x2="18.78cm" svg:y2="10.525cm" draw:start-shape="id13" draw:start-glue-point="1" draw:end-shape="id14" svg:d="M16240 10525h2540" svg:viewBox="0 0 2541 1">
          <text:p/>
        </draw:connector>
        <draw:connector draw:style-name="gr6" draw:text-style-name="P9" draw:layer="layout" draw:type="curve" svg:x1="17.446cm" svg:y1="4.81cm" svg:x2="21.32cm" svg:y2="9.89cm" draw:start-shape="id11" draw:start-glue-point="2" draw:end-shape="id14" draw:end-glue-point="0" svg:d="M17446 4810c0 3810 3874 1270 3874 5080" svg:viewBox="0 0 3875 5081">
          <text:p/>
        </draw:connector>
        <draw:custom-shape draw:style-name="gr2" draw:text-style-name="P5" xml:id="id15" draw:id="id15" draw:layer="layout" svg:width="5.08cm" svg:height="1.27cm" svg:x="26.4cm" svg:y="9.89cm">
          <text:p text:style-name="P1"><text:span text:style-name="T2">Remplir informations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23.86cm" svg:y1="10.525cm" svg:x2="26.4cm" svg:y2="10.525cm" draw:start-shape="id14" draw:start-glue-point="1" draw:end-shape="id15" draw:end-glue-point="3" svg:d="M23860 10525h2540" svg:viewBox="0 0 2541 1">
          <text:p/>
        </draw:connector>
        <draw:connector draw:style-name="gr6" draw:text-style-name="P9" draw:layer="layout" draw:type="curve" svg:x1="21.193cm" svg:y1="4.175cm" svg:x2="28.94cm" svg:y2="9.89cm" draw:start-shape="id11" draw:start-glue-point="1" draw:end-shape="id15" draw:end-glue-point="0" svg:d="M21193 4175c5165 0 7747 1905 7747 5715" svg:viewBox="0 0 7748 5716">
          <text:p/>
        </draw:connector>
        <draw:frame draw:style-name="gr10" draw:text-style-name="P7" draw:layer="layout" svg:width="28.448cm" svg:height="5.588cm" svg:x="3.54cm" svg:y="21.701cm">
          <draw:text-box>
            <text:p text:style-name="P10"><text:span text:style-name="T5">L'utilisateur souhaite créer un évènement. Pour ce faire, il va sur l'objet planning, ensuite il sélectionne une date, <text:s/>puis dans la barre il choisis de créer un évènement. Ainsi, des informations seront à saisir.</text:span></text:p>
          </draw:text-box>
        </draw:frame>
        <draw:custom-shape draw:style-name="gr2" draw:text-style-name="P5" xml:id="id16" draw:id="id16" draw:layer="layout" svg:width="5.08cm" svg:height="1.27cm" svg:x="18.78cm" svg:y="13.7cm">
          <text:p text:style-name="P1"><text:span text:style-name="T2">intitulé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7" draw:id="id17" draw:layer="layout" svg:width="5.08cm" svg:height="1.27cm" svg:x="26.4cm" svg:y="13.7cm">
          <text:p text:style-name="P1"><text:span text:style-name="T2">Selection participants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28.94cm" svg:y1="11.16cm" svg:x2="21.32cm" svg:y2="13.7cm" draw:start-shape="id15" draw:start-glue-point="2" draw:end-shape="id16" svg:d="M28940 11160c0 1905-7620 635-7620 2540" svg:viewBox="0 0 7621 2541">
          <text:p/>
        </draw:connector>
        <draw:connector draw:style-name="gr6" draw:text-style-name="P9" draw:layer="layout" draw:type="curve" svg:x1="28.94cm" svg:y1="11.16cm" svg:x2="28.94cm" svg:y2="13.7cm" draw:start-shape="id15" draw:start-glue-point="2" draw:end-shape="id17" draw:end-glue-point="0" svg:d="M28940 11160v2540" svg:viewBox="0 0 1 2541">
          <text:p/>
        </draw:connector>
        <draw:custom-shape draw:style-name="gr2" draw:text-style-name="P6" xml:id="id19" draw:id="id19" draw:layer="layout" svg:width="5.08cm" svg:height="1.27cm" svg:x="18.78cm" svg:y="17.51cm">
          <text:p text:style-name="P11"><text:span text:style-name="T3">Ref. Supprimer participant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8" draw:id="id18" draw:layer="layout" svg:width="5.08cm" svg:height="1.27cm" svg:x="26.4cm" svg:y="17.51cm">
          <text:p text:style-name="P11"><text:span text:style-name="T3">Ref. Ajouter Participants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28.94cm" svg:y1="14.97cm" svg:x2="28.94cm" svg:y2="17.51cm" draw:start-shape="id17" draw:start-glue-point="2" draw:end-shape="id18" draw:end-glue-point="0" svg:d="M28940 14970v2540" svg:viewBox="0 0 1 2541">
          <text:p/>
        </draw:connector>
        <draw:connector draw:style-name="gr6" draw:text-style-name="P9" draw:layer="layout" draw:type="curve" svg:x1="28.94cm" svg:y1="14.97cm" svg:x2="21.32cm" svg:y2="17.51cm" draw:start-shape="id17" draw:start-glue-point="2" draw:end-shape="id19" draw:end-glue-point="0" svg:d="M28940 14970c0 1905-7620 635-7620 2540" svg:viewBox="0 0 7621 2541">
          <text:p/>
        </draw:connector>
        <draw:connector draw:style-name="gr6" draw:text-style-name="P9" draw:layer="layout" draw:type="curve" svg:x1="23.86cm" svg:y1="14.335cm" svg:x2="26.4cm" svg:y2="14.335cm" draw:start-shape="id16" draw:start-glue-point="1" draw:end-shape="id17" svg:d="M23860 14335h2540" svg:viewBox="0 0 2541 1">
          <text:p/>
        </draw:connector>
        <draw:custom-shape draw:style-name="gr8" draw:text-style-name="P9" xml:id="id20" draw:id="id20" draw:layer="layout" svg:width="0.762cm" svg:height="1.27cm" svg:x="24.749cm" svg:y="17.51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9" draw:layer="layout" draw:type="curve" svg:x1="25.511cm" svg:y1="18.145cm" svg:x2="26.4cm" svg:y2="18.145cm" draw:start-shape="id20" draw:start-glue-point="7" svg:d="M25511 18145h889" svg:viewBox="0 0 890 1">
          <text:p/>
        </draw:connector>
        <draw:connector draw:style-name="gr6" draw:text-style-name="P9" draw:layer="layout" draw:type="curve" svg:x1="24.749cm" svg:y1="18.145cm" svg:x2="23.86cm" svg:y2="18.145cm" draw:start-shape="id20" draw:start-glue-point="5" svg:d="M24749 18145h-889" svg:viewBox="0 0 890 1">
          <text:p/>
        </draw:connector>
      </draw:page>
      <draw:page draw:name="page3" draw:style-name="dp1" draw:master-page-name="Default">
        <draw:custom-shape draw:style-name="gr9" draw:text-style-name="P3" xml:id="id24" draw:id="id24" draw:layer="layout" svg:width="7.493cm" svg:height="1.27cm" svg:x="13.7cm" svg:y="3.54cm">
          <text:p text:style-name="P1">Modifier un évènement</text:p>
          <draw:enhanced-geometry svg:viewBox="0 0 21600 21600" draw:type="rectangle" draw:enhanced-path="M 0 0 L 21600 0 21600 21600 0 21600 0 0 Z N"/>
        </draw:custom-shape>
        <draw:custom-shape draw:style-name="gr2" draw:text-style-name="P3" xml:id="id21" draw:id="id21" draw:layer="layout" svg:width="5.08cm" svg:height="1.27cm" svg:x="7.223cm" svg:y="10.525cm">
          <text:p text:style-name="P1">Onglet planning</text:p>
          <draw:enhanced-geometry svg:viewBox="0 0 21600 21600" draw:type="rectangle" draw:enhanced-path="M 0 0 L 21600 0 21600 21600 0 21600 0 0 Z N"/>
        </draw:custom-shape>
        <draw:custom-shape draw:style-name="gr2" draw:text-style-name="P3" xml:id="id22" draw:id="id22" draw:layer="layout" svg:width="5.08cm" svg:height="1.27cm" svg:x="14.843cm" svg:y="10.525cm">
          <text:p text:style-name="P1">Choix de la date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12.303cm" svg:y1="11.16cm" svg:x2="14.843cm" svg:y2="11.16cm" draw:start-shape="id21" draw:start-glue-point="1" draw:end-shape="id22" svg:d="M12303 11160h2540" svg:viewBox="0 0 2541 1">
          <text:p/>
        </draw:connector>
        <draw:custom-shape draw:style-name="gr2" draw:text-style-name="P3" xml:id="id23" draw:id="id23" draw:layer="layout" svg:width="5.08cm" svg:height="1.27cm" svg:x="23.225cm" svg:y="10.525cm">
          <text:p text:style-name="P1">Modifications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19.923cm" svg:y1="11.16cm" svg:x2="23.225cm" svg:y2="11.16cm" draw:start-shape="id22" draw:start-glue-point="1" draw:end-shape="id23" svg:d="M19923 11160h3302" svg:viewBox="0 0 3303 1">
          <text:p/>
        </draw:connector>
        <draw:connector draw:style-name="gr3" draw:text-style-name="P4" draw:layer="layout" draw:type="curve" svg:x1="17.446cm" svg:y1="4.81cm" svg:x2="9.763cm" svg:y2="10.525cm" draw:start-shape="id24" draw:start-glue-point="2" draw:end-shape="id21" draw:end-glue-point="0" svg:d="M17446 4810c0 4287-7683 1430-7683 5715" svg:viewBox="0 0 7684 5716">
          <text:p/>
        </draw:connector>
        <draw:connector draw:style-name="gr3" draw:text-style-name="P4" draw:layer="layout" draw:type="curve" svg:x1="17.446cm" svg:y1="4.81cm" svg:x2="17.383cm" svg:y2="10.525cm" draw:start-shape="id24" draw:start-glue-point="2" draw:end-shape="id22" draw:end-glue-point="0" svg:d="M17446 4810c0 4287-63 1430-63 5715" svg:viewBox="0 0 64 5716">
          <text:p/>
        </draw:connector>
        <draw:connector draw:style-name="gr3" draw:text-style-name="P4" draw:layer="layout" draw:type="curve" svg:x1="17.446cm" svg:y1="4.81cm" svg:x2="25.765cm" svg:y2="10.525cm" draw:start-shape="id24" draw:start-glue-point="2" draw:end-shape="id23" draw:end-glue-point="0" svg:d="M17446 4810c0 4287 8319 1430 8319 5715" svg:viewBox="0 0 8320 5716">
          <text:p/>
        </draw:connector>
      </draw:page>
      <draw:page draw:name="page4" draw:style-name="dp1" draw:master-page-name="Default">
        <draw:custom-shape draw:style-name="gr9" draw:text-style-name="P3" draw:layer="layout" svg:width="7.493cm" svg:height="1.27cm" svg:x="13.7cm" svg:y="3.54cm">
          <text:p text:style-name="P1">Associer participants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9" draw:text-style-name="P3" draw:layer="layout" svg:width="7.493cm" svg:height="1.27cm" svg:x="13.7cm" svg:y="3.54cm">
          <text:p text:style-name="P1">Retirer participant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35cm" fo:page-height="26.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3T10:13:38.020950197</meta:creation-date>
    <dc:date>2015-06-03T11:49:11.062959462</dc:date>
    <meta:editing-duration>PT1H7M</meta:editing-duration>
    <meta:editing-cycles>23</meta:editing-cycles>
    <meta:generator>LibreOffice/4.4.3.2$Linux_x86 LibreOffice_project/40m0$Build-2</meta:generator>
    <meta:document-statistic meta:object-count="61"/>
  </office:meta>
</office:document-meta>
</file>